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list-style-name="LFO1" style:family="paragraph">
      <style:text-properties fo:language="fr" fo:country="FR"/>
    </style:style>
    <style:style style:name="P6" style:parent-style-name="Standard" style:list-style-name="LFO1" style:family="paragraph">
      <style:text-properties fo:language="fr" fo:country="FR"/>
    </style:style>
    <style:style style:name="P7" style:parent-style-name="Standard" style:list-style-name="LFO1" style:family="paragraph"/>
    <style:style style:name="P8" style:parent-style-name="Standard" style:list-style-name="LFO2" style:family="paragraph">
      <style:text-properties fo:language="fr" fo:country="FR"/>
    </style:style>
    <style:style style:name="P9" style:parent-style-name="Standard" style:list-style-name="LFO2" style:family="paragraph">
      <style:text-properties fo:language="fr" fo:country="FR"/>
    </style:style>
    <style:style style:name="P10" style:parent-style-name="Standard" style:list-style-name="LFO3" style:family="paragraph">
      <style:text-properties fo:language="fr" fo:country="FR"/>
    </style:style>
    <style:style style:name="P11" style:parent-style-name="Standard" style:list-style-name="LFO3" style:family="paragraph">
      <style:text-properties fo:language="fr" fo:country="FR"/>
    </style:style>
    <style:style style:name="P12" style:parent-style-name="Standard" style:list-style-name="LFO3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</office:automatic-styles>
  <office:body>
    <office:text text:use-soft-page-breaks="true">
      <text:p text:style-name="P1"/>
      <text:p text:style-name="P2">Jeudi<text:s/>13/01/2022</text:p>
      <text:p text:style-name="P3"/>
      <text:p text:style-name="P4">Compte Rendu de la journée :</text:p>
      <text:list text:style-name="LFO1" text:continue-numbering="true">
        <text:list-item>
          <text:p text:style-name="P5">Appel 9h30</text:p>
        </text:list-item>
        <text:list-item>
          <text:p text:style-name="P6">Réunion 10h avec mon groupe DIT pour la review l’après-midi (correction powerpoint et répartition de la présentation)<text:s/>(lien canva :<text:s/>https://www.canva.com/design/DAE0M7_tGs4/share/preview?token=ivjKKgrx1Fx5OdCm_AzlHw&amp;role=EDITOR&amp;utm_content=DAE0M7_tGs4&amp;utm_campaign=designshare&amp;utm_medium=link&amp;utm_source=sharebutton</text:p>
        </text:list-item>
        <text:list-item>
          <text:p text:style-name="P7">11h : Kick-off projet NSA</text:p>
        </text:list-item>
      </text:list>
      <text:list text:style-name="LFO2" text:continue-numbering="true">
        <text:list-item>
          <text:p text:style-name="P8">Midi :<text:s/>prise de connaissance de mes camarades du projet NSA</text:p>
        </text:list-item>
        <text:list-item>
          <text:p text:style-name="P9">13h :<text:s/>pause dej</text:p>
        </text:list-item>
      </text:list>
      <text:list text:style-name="LFO3" text:continue-numbering="true">
        <text:list-item>
          <text:p text:style-name="P10">15h : Review projet<text:s/>DIT<text:s/></text:p>
        </text:list-item>
        <text:list-item>
          <text:p text:style-name="P11">16h00 : Réunion avec mes camarades du projet<text:s/>NSA<text:s/>(compréhension générale du projet et répartition des taches</text:p>
        </text:list-item>
        <text:list-item>
          <text:p text:style-name="P12">17h30 : appel</text:p>
        </text:list-item>
      </text:list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enoit da costa</dc:creator>
    <meta:creation-date>2022-01-14T16:34:00Z</meta:creation-date>
    <dc:date>2022-01-14T16:35:00Z</dc:date>
    <meta:template xlink:href="Normal.dotm" xlink:type="simple"/>
    <meta:editing-cycles>3</meta:editing-cycles>
    <meta:editing-duration>PT60S</meta:editing-duration>
    <meta:document-statistic meta:page-count="1" meta:paragraph-count="1" meta:word-count="96" meta:character-count="626" meta:row-count="4" meta:non-whitespace-character-count="531"/>
  </office:meta>
</office:document-meta>
</file>